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1D000000480F39E835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1.27cm"/>
    </style:style>
    <style:style style:name="gr6" style:family="graphic" style:parent-style-name="standard">
      <style:graphic-properties svg:stroke-color="#000000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2.159cm"/>
    </style:style>
    <style:style style:name="gr8" style:family="graphic" style:parent-style-name="standard">
      <style:graphic-properties draw:stroke="none" svg:stroke-color="#000000" draw:fill="none" draw:fill-color="#ffffff" fo:min-height="2.413cm"/>
    </style:style>
    <style:style style:name="gr9" style:family="graphic" style:parent-style-name="standard">
      <style:graphic-properties draw:stroke="none" svg:stroke-color="#000000" draw:fill="none" draw:fill-color="#ffffff" fo:min-height="3.048cm"/>
    </style:style>
    <style:style style:name="gr10" style:family="graphic" style:parent-style-name="standard">
      <style:graphic-properties draw:stroke="none" svg:stroke-color="#000000" draw:fill="none" draw:fill-color="#ffffff" fo:min-height="2.794cm"/>
    </style:style>
    <style:style style:name="P1" style:family="paragraph">
      <style:paragraph-properties fo:text-align="center"/>
    </style:style>
    <style:style style:name="T1" style:family="text">
      <style:text-properties style:font-name="Arial1" style:font-name-asian="Arial1" style:font-name-complex="Arial1"/>
    </style:style>
    <style:style style:name="T2" style:family="text">
      <style:text-properties style:font-name="Arial" style:font-name-asian="Arial1" style:font-name-complex="Arial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684cm" svg:y1="4.049cm" svg:x2="15.224cm" svg:y2="4.049cm">
          <text:p/>
        </draw:line>
        <draw:custom-shape draw:style-name="gr2" draw:text-style-name="P1" draw:layer="layout" svg:width="2.667cm" svg:height="2.54cm" svg:x="13.828cm" svg:y="5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5.225cm" svg:y1="4.049cm" svg:x2="15.225cm" svg:y2="5.446cm">
          <text:p/>
        </draw:line>
        <draw:path draw:style-name="gr3" draw:text-style-name="P1" draw:layer="layout" svg:width="1.693cm" svg:height="0.958cm" svg:x="14.42cm" svg:y="6.265cm" svg:viewBox="0 0 1694 959" svg:d="m127 566c-541-649 827-817 684-91-140 710 1033 591 867-46v-45">
          <text:p/>
        </draw:path>
        <draw:line draw:style-name="gr3" draw:text-style-name="P1" xml:id="id1" draw:id="id1" draw:layer="layout" svg:x1="15.225cm" svg:y1="9.129cm" svg:x2="15.225cm" svg:y2="7.859cm">
          <text:p/>
        </draw:line>
        <draw:frame draw:style-name="gr4" draw:text-style-name="P1" draw:layer="layout" svg:width="2.174cm" svg:height="3.267cm" svg:x="3.287cm" svg:y="6.243cm">
          <draw:image xlink:href="Pictures/100000000000001D000000480F39E835.png" xlink:type="simple" xlink:show="embed" xlink:actuate="onLoad">
            <text:p/>
          </draw:image>
        </draw:frame>
        <draw:line draw:style-name="gr1" draw:text-style-name="P1" draw:layer="layout" svg:x1="4.684cm" svg:y1="4.049cm" svg:x2="4.684cm" svg:y2="6.589cm">
          <text:p/>
        </draw:line>
        <draw:frame draw:style-name="gr5" draw:layer="layout" svg:width="1.524cm" svg:height="1.52cm" svg:x="15.606cm" svg:y="4.43cm">
          <draw:text-box>
            <text:p>+</text:p>
          </draw:text-box>
        </draw:frame>
        <draw:frame draw:style-name="gr5" draw:layer="layout" svg:width="1.524cm" svg:height="1.52cm" svg:x="15.479cm" svg:y="7.732cm">
          <draw:text-box>
            <text:p>-</text:p>
          </draw:text-box>
        </draw:frame>
        <draw:connector draw:style-name="gr6" draw:text-style-name="P1" xml:id="id2" draw:id="id2" draw:layer="layout" svg:x1="15.225cm" svg:y1="9.129cm" svg:x2="15.237cm" svg:y2="22.353cm" draw:start-shape="id1" draw:start-glue-point="2" svg:d="m15225 9129v6863h12v6361" svg:viewBox="0 0 13 13225">
          <text:p/>
        </draw:connector>
        <draw:connector draw:style-name="gr6" draw:text-style-name="P1" draw:layer="layout" svg:x1="15.237cm" svg:y1="22.353cm" svg:x2="5.246cm" svg:y2="20.711cm" draw:start-shape="id2" draw:start-glue-point="3" svg:d="m15237 22353v501h-9991v-2143" svg:viewBox="0 0 9992 2144">
          <text:p/>
        </draw:connector>
        <draw:custom-shape draw:style-name="gr2" draw:text-style-name="P1" draw:layer="layout" svg:width="2.54cm" svg:height="5.08cm" svg:x="4.048cm" svg:y="15.60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794cm" svg:y1="12.303cm" svg:x2="6.461cm" svg:y2="12.303cm">
          <text:p/>
        </draw:line>
        <draw:line draw:style-name="gr3" draw:text-style-name="P1" draw:layer="layout" svg:x1="3.794cm" svg:y1="13.319cm" svg:x2="6.461cm" svg:y2="13.319cm">
          <text:p/>
        </draw:line>
        <draw:line draw:style-name="gr3" draw:text-style-name="P1" draw:layer="layout" svg:x1="4.937cm" svg:y1="12.303cm" svg:x2="4.937cm" svg:y2="9.128cm">
          <text:p/>
        </draw:line>
        <draw:line draw:style-name="gr3" draw:text-style-name="P1" draw:layer="layout" svg:x1="5.064cm" svg:y1="13.319cm" svg:x2="5.064cm" svg:y2="15.605cm">
          <text:p/>
        </draw:line>
        <draw:frame draw:style-name="gr7" draw:layer="layout" svg:width="4.191cm" svg:height="2.409cm" svg:x="15.224cm" svg:y="2.651cm">
          <draw:text-box>
            <text:p>220V/50Hz</text:p>
          </draw:text-box>
        </draw:frame>
        <draw:frame draw:style-name="gr8" draw:layer="layout" svg:width="3.683cm" svg:height="2.663cm" svg:x="5.699cm" svg:y="7.223cm">
          <draw:text-box>
            <text:p>L = ?</text:p>
          </draw:text-box>
        </draw:frame>
        <draw:frame draw:style-name="gr9" draw:layer="layout" svg:width="3.937cm" svg:height="3.298cm" svg:x="7.096cm" svg:y="12.049cm">
          <draw:text-box>
            <text:p>10 <text:span text:style-name="T1">μ</text:span><text:span text:style-name="T2">F</text:span></text:p>
          </draw:text-box>
        </draw:frame>
        <draw:frame draw:style-name="gr10" draw:layer="layout" svg:width="3.683cm" svg:height="3.044cm" svg:x="7.096cm" svg:y="17.129cm">
          <draw:text-box>
            <text:p>200<text:span text:style-name="T1">Ω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lastra </meta:initial-creator>
    <meta:creation-date>2014-03-03T21:22:29.298846757</meta:creation-date>
    <meta:generator>LibreOffice/4.1.3.2$Linux_X86_64 LibreOffice_project/410m0$Build-2</meta:generator>
    <dc:date>2014-03-05T15:33:00.672629487</dc:date>
    <dc:creator>blastra </dc:creator>
    <meta:editing-duration>P0D</meta:editing-duration>
    <meta:editing-cycles>2</meta:editing-cycles>
    <meta:document-statistic meta:object-count="20"/>
  </office:meta>
</office:document-meta>
</file>